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able_20_Contents">
      <style:paragraph-properties style:line-height-at-least="0.2083in"/>
      <style:text-properties fo:color="#24292e" style:font-name="SFMono-Regular" fo:font-size="9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Standard">
      <style:text-properties officeooo:paragraph-rsid="00203122"/>
    </style:style>
    <style:style style:name="T1" style:family="text">
      <style:text-properties fo:color="#d73a49"/>
    </style:style>
    <style:style style:name="T2" style:family="text">
      <style:text-properties fo:color="#6f42c1"/>
    </style:style>
    <style:style style:name="T3" style:family="text">
      <style:text-properties fo:color="#e36209"/>
    </style:style>
    <style:style style:name="T4" style:family="text">
      <style:text-properties fo:color="#005cc5"/>
    </style:style>
    <style:style style:name="T5" style:family="text">
      <style:text-properties fo:color="#032f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package UDP;</text:p>
      <text:p text:style-name="P3"/>
      <text:p text:style-name="P3">import java.io.IOException;</text:p>
      <text:p text:style-name="P3">import java.net.DatagramPacket;</text:p>
      <text:p text:style-name="P3">import java.net.DatagramSocket;</text:p>
      <text:p text:style-name="P3">import java.net.InetAddress;</text:p>
      <text:p text:style-name="P3">import java.net.SocketException;</text:p>
      <text:p text:style-name="P3">import java.util.Scanner;</text:p>
      <text:p text:style-name="P3"/>
      <text:p text:style-name="P3">public class Server {</text:p>
      <text:p text:style-name="P3"><text:s text:c="4"/>public static void main(String[] args) throws SocketException {</text:p>
      <text:p text:style-name="P3"/>
      <text:p text:style-name="P3"/>
      <text:p text:style-name="P3"><text:s text:c="12"/>DatagramSocket socket = new DatagramSocket(8877);</text:p>
      <text:p text:style-name="P3"/>
      <text:p text:style-name="P3"><text:s text:c="12"/>while (true){</text:p>
      <text:p text:style-name="P3"><text:s text:c="16"/>try {</text:p>
      <text:p text:style-name="P3"><text:s text:c="16"/>byte buf1[] = new byte[3000];</text:p>
      <text:p text:style-name="P3"><text:s text:c="16"/>DatagramPacket packet1 = new DatagramPacket(buf1, buf1.length);</text:p>
      <text:p text:style-name="P3"><text:s text:c="16"/>socket.receive(packet1);</text:p>
      <text:p text:style-name="P3"/>
      <text:p text:style-name="P3"><text:s text:c="16"/>System.out.println("Client: "+Client.data(buf1));</text:p>
      <text:p text:style-name="P3"/>
      <text:p text:style-name="P3"><text:s text:c="16"/>InetAddress ip = packet1.getAddress();</text:p>
      <text:p text:style-name="P3"><text:s text:c="16"/>int port = packet1.getPort();</text:p>
      <text:p text:style-name="P3"><text:s text:c="16"/>byte[] buff = null;</text:p>
      <text:p text:style-name="P3"><text:s text:c="16"/>Scanner input = new Scanner(System.in);</text:p>
      <text:p text:style-name="P3"><text:s text:c="16"/>String msg2 = input.nextLine();</text:p>
      <text:p text:style-name="P3"><text:s text:c="16"/>buff = msg2.getBytes();</text:p>
      <text:p text:style-name="P3"><text:s text:c="16"/>DatagramPacket packet2 = new DatagramPacket(buff, buff.length, ip, port);</text:p>
      <text:p text:style-name="P3"/>
      <text:p text:style-name="P3"><text:s text:c="16"/>socket.send(packet2);</text:p>
      <text:p text:style-name="P3"><text:s text:c="12"/>} catch (SocketException e) {</text:p>
      <text:p text:style-name="P3"><text:s text:c="16"/>e.printStackTrace();</text:p>
      <text:p text:style-name="P3"><text:s text:c="12"/>} catch (IOException e) {</text:p>
      <text:p text:style-name="P3"><text:s text:c="16"/>e.printStackTrace();</text:p>
      <text:p text:style-name="P3"><text:s text:c="12"/>}</text:p>
      <text:p text:style-name="P3"><text:s text:c="12"/>}</text:p>
      <text:p text:style-name="P3"/>
      <text:p text:style-name="P3"/>
      <text:p text:style-name="P3"><text:s text:c="4"/>}</text:p>
      <text:p text:style-name="P3"/>
      <text:p text:style-name="P3">}</text:p>
      <text:p text:style-name="P3"/>
      <text:p text:style-name="P3"/>
      <text:p text:style-name="P3"/>
      <text:p text:style-name="P3"/>
      <text:p text:style-name="P3">package UDP;</text:p>
      <text:p text:style-name="P3"/>
      <text:p text:style-name="P3">import java.io.BufferedReader;</text:p>
      <text:p text:style-name="P3">import java.io.IOException;</text:p>
      <text:p text:style-name="P3">import java.io.InputStreamReader;</text:p>
      <text:p text:style-name="P3"><text:soft-page-break/>import java.net.*;</text:p>
      <text:p text:style-name="P3">import java.util.Scanner;</text:p>
      <text:p text:style-name="P3"/>
      <text:p text:style-name="P3">public class Client {</text:p>
      <text:p text:style-name="P3"/>
      <text:p text:style-name="P3"><text:s text:c="4"/>public static void main(String[] args) throws SocketException {</text:p>
      <text:p text:style-name="P3"><text:s text:c="8"/>DatagramSocket socket = new DatagramSocket();</text:p>
      <text:p text:style-name="P3"/>
      <text:p text:style-name="P3"><text:s text:c="8"/>while(true){</text:p>
      <text:p text:style-name="P3"><text:s text:c="12"/>try {</text:p>
      <text:p text:style-name="P3"/>
      <text:p text:style-name="P3"><text:s text:c="16"/>byte buf1[] = null;</text:p>
      <text:p text:style-name="P3"/>
      <text:p text:style-name="P3"><text:s text:c="16"/>Scanner input = new Scanner(System.in);</text:p>
      <text:p text:style-name="P3"><text:s text:c="16"/>String msg = input.nextLine();</text:p>
      <text:p text:style-name="P3"><text:s text:c="16"/>buf1 = msg.getBytes();</text:p>
      <text:p text:style-name="P3"/>
      <text:p text:style-name="P3"><text:s text:c="16"/>DatagramPacket packet = new DatagramPacket(buf1, buf1.length, InetAddress.getLocalHost(),8877);</text:p>
      <text:p text:style-name="P3"><text:s text:c="16"/>socket.send(packet);</text:p>
      <text:p text:style-name="P3"/>
      <text:p text:style-name="P3"><text:s text:c="16"/>byte buf2[] = new byte[3000];</text:p>
      <text:p text:style-name="P3"><text:s text:c="16"/>DatagramPacket packet2 = new DatagramPacket(buf2,buf2.length);</text:p>
      <text:p text:style-name="P3"><text:s text:c="16"/>socket.receive(packet2);</text:p>
      <text:p text:style-name="P3"/>
      <text:p text:style-name="P3"><text:s text:c="16"/>System.out.println("Server: "+ data(buf2));</text:p>
      <text:p text:style-name="P3"/>
      <text:p text:style-name="P3"><text:s text:c="12"/>} catch (SocketException e) {</text:p>
      <text:p text:style-name="P3"><text:s text:c="16"/>e.printStackTrace();</text:p>
      <text:p text:style-name="P3"><text:s text:c="12"/>} catch (UnknownHostException e) {</text:p>
      <text:p text:style-name="P3"><text:s text:c="16"/>e.printStackTrace();</text:p>
      <text:p text:style-name="P3"><text:s text:c="12"/>} catch (IOException e) {</text:p>
      <text:p text:style-name="P3"><text:s text:c="16"/>e.printStackTrace();</text:p>
      <text:p text:style-name="P3"><text:s text:c="12"/>}</text:p>
      <text:p text:style-name="P3"><text:s text:c="8"/>}</text:p>
      <text:p text:style-name="P3"/>
      <text:p text:style-name="P3"><text:s text:c="4"/>}</text:p>
      <text:p text:style-name="P3"/>
      <text:p text:style-name="P3"><text:s text:c="4"/>public static StringBuilder data(byte[] a){</text:p>
      <text:p text:style-name="P3"><text:s text:c="8"/>if(a == null)</text:p>
      <text:p text:style-name="P3"><text:s text:c="12"/>return <text:s/>null;</text:p>
      <text:p text:style-name="P3"><text:s text:c="8"/>StringBuilder msg = new StringBuilder();</text:p>
      <text:p text:style-name="P3"><text:s text:c="8"/>int i=0;</text:p>
      <text:p text:style-name="P3"><text:s text:c="8"/>while(a[i] != 0)</text:p>
      <text:p text:style-name="P3"><text:s text:c="8"/>{</text:p>
      <text:p text:style-name="P3"><text:s text:c="12"/>msg.append( (char)a[i]);</text:p>
      <text:p text:style-name="P3"><text:s text:c="12"/>i++;</text:p>
      <text:p text:style-name="P3"><text:s text:c="8"/>}</text:p>
      <text:p text:style-name="P3"><text:s text:c="8"/>return msg;</text:p>
      <text:p text:style-name="P3"><text:s text:c="4"/>}</text:p>
      <text:p text:style-name="P3">}</text:p>
      <text:p text:style-name="P3">--------------------------------------------------------------------------</text:p>
      <text:p text:style-name="P3"><text:soft-page-break/></text:p>
      <text:p text:style-name="P3"/>
      <text:p text:style-name="P3">package TCP;</text:p>
      <text:p text:style-name="P3"/>
      <text:p text:style-name="P3">import java.io.BufferedReader;</text:p>
      <text:p text:style-name="P3">import java.io.IOException;</text:p>
      <text:p text:style-name="P3">import java.io.InputStreamReader;</text:p>
      <text:p text:style-name="P3">import java.io.PrintWriter;</text:p>
      <text:p text:style-name="P3">import java.net.Socket;</text:p>
      <text:p text:style-name="P3"/>
      <text:p text:style-name="P3">public class Client extends Thread{</text:p>
      <text:p text:style-name="P3"/>
      <text:p text:style-name="P3"/>
      <text:p text:style-name="P3"><text:s text:c="4"/>@Override</text:p>
      <text:p text:style-name="P3"><text:s text:c="4"/>public void run(){</text:p>
      <text:p text:style-name="P3"><text:s text:c="8"/>try {</text:p>
      <text:p text:style-name="P3"><text:s text:c="12"/>while (true){</text:p>
      <text:p text:style-name="P3"><text:s text:c="16"/>Socket client = new Socket("localhost", 8877);</text:p>
      <text:p text:style-name="P3"/>
      <text:p text:style-name="P3"><text:s text:c="16"/>BufferedReader br = new BufferedReader(new InputStreamReader(System.in));</text:p>
      <text:p text:style-name="P3"><text:s text:c="16"/>String input = br.readLine();</text:p>
      <text:p text:style-name="P3"><text:s text:c="16"/>PrintWriter out = new PrintWriter(client.getOutputStream(), true);</text:p>
      <text:p text:style-name="P3"><text:s text:c="16"/>out.println(input);</text:p>
      <text:p text:style-name="P3"/>
      <text:p text:style-name="P3"><text:s text:c="16"/>BufferedReader brr = new BufferedReader(new InputStreamReader(client.getInputStream()));</text:p>
      <text:p text:style-name="P3"><text:s text:c="16"/>String msg = brr.readLine();</text:p>
      <text:p text:style-name="P3"><text:s text:c="16"/>System.out.println("Server: "+msg);</text:p>
      <text:p text:style-name="P3"><text:s text:c="12"/>}</text:p>
      <text:p text:style-name="P3"/>
      <text:p text:style-name="P3"/>
      <text:p text:style-name="P3"><text:s text:c="8"/>} catch (IOException e) {</text:p>
      <text:p text:style-name="P3"><text:s text:c="12"/>e.printStackTrace();</text:p>
      <text:p text:style-name="P3"><text:s text:c="8"/>}</text:p>
      <text:p text:style-name="P3"><text:s text:c="4"/>}</text:p>
      <text:p text:style-name="P3">}</text:p>
      <text:p text:style-name="P3"/>
      <text:p text:style-name="P3"/>
      <text:p text:style-name="P3"/>
      <text:p text:style-name="P3"/>
      <text:p text:style-name="P3">package TCP;</text:p>
      <text:p text:style-name="P3"/>
      <text:p text:style-name="P3">import java.util.Scanner;</text:p>
      <text:p text:style-name="P3"/>
      <text:p text:style-name="P3">public class Driver {</text:p>
      <text:p text:style-name="P3"/>
      <text:p text:style-name="P3"><text:s text:c="4"/>public static void main(String[] args) {</text:p>
      <text:p text:style-name="P3"/>
      <text:p text:style-name="P3"><text:s text:c="8"/>Client c = new Client();</text:p>
      <text:p text:style-name="P3"><text:s text:c="8"/>c.start();</text:p>
      <text:p text:style-name="P3"><text:s text:c="8"/>try {</text:p>
      <text:p text:style-name="P3"><text:s text:c="12"/>c.join();</text:p>
      <text:p text:style-name="P3"><text:soft-page-break/><text:s text:c="8"/>} catch (InterruptedException e) {</text:p>
      <text:p text:style-name="P3"><text:s text:c="12"/>e.printStackTrace();</text:p>
      <text:p text:style-name="P3"><text:s text:c="8"/>}</text:p>
      <text:p text:style-name="P3"/>
      <text:p text:style-name="P3"><text:s text:c="4"/>}</text:p>
      <text:p text:style-name="P3">}</text:p>
      <text:p text:style-name="P3"/>
      <text:p text:style-name="P3">----------------------------------------------------------------</text:p>
      <text:p text:style-name="P3">package TCP;</text:p>
      <text:p text:style-name="P3"/>
      <text:p text:style-name="P3">import java.io.*;</text:p>
      <text:p text:style-name="P3">import java.net.ServerSocket;</text:p>
      <text:p text:style-name="P3">import java.net.Socket;</text:p>
      <text:p text:style-name="P3"/>
      <text:p text:style-name="P3">public class Server {</text:p>
      <text:p text:style-name="P3"/>
      <text:p text:style-name="P3"><text:s text:c="4"/>public static void main(String[] args) {</text:p>
      <text:p text:style-name="P3"><text:s text:c="8"/>System.out.println("Wating for client...");</text:p>
      <text:p text:style-name="P3"><text:s text:c="8"/>try {</text:p>
      <text:p text:style-name="P3"><text:s text:c="12"/>ServerSocket server = new ServerSocket(8877);</text:p>
      <text:p text:style-name="P3"><text:s text:c="12"/>Socket client;</text:p>
      <text:p text:style-name="P3"><text:s text:c="12"/>while ( (client = server.accept()) != null){</text:p>
      <text:p text:style-name="P3"/>
      <text:p text:style-name="P3"><text:s text:c="16"/>BufferedReader br = new BufferedReader(new InputStreamReader(client.getInputStream()));</text:p>
      <text:p text:style-name="P3"><text:s text:c="16"/>String msg = br.readLine();</text:p>
      <text:p text:style-name="P3"><text:s text:c="16"/>System.out.println("Client: "+msg);</text:p>
      <text:p text:style-name="P3"/>
      <text:p text:style-name="P3"><text:s text:c="16"/>BufferedReader brr = new BufferedReader(new InputStreamReader(System.in));</text:p>
      <text:p text:style-name="P3"><text:s text:c="16"/>String msg2 = brr.readLine();</text:p>
      <text:p text:style-name="P3"><text:s text:c="16"/>PrintWriter send = new PrintWriter(client.getOutputStream(), true);</text:p>
      <text:p text:style-name="P3"><text:s text:c="16"/>send.println(msg2);</text:p>
      <text:p text:style-name="P3"><text:s text:c="12"/>}</text:p>
      <text:p text:style-name="P3"><text:s text:c="8"/>} catch (IOException e) {</text:p>
      <text:p text:style-name="P3"><text:s text:c="12"/>e.printStackTrace();</text:p>
      <text:p text:style-name="P3"><text:s text:c="8"/>}</text:p>
      <text:p text:style-name="P3"><text:s text:c="4"/>}</text:p>
      <text:p text:style-name="P3">}</text:p>
      <text:p text:style-name="P3"/>
      <text:p text:style-name="P3"/>
      <text:p text:style-name="P3"/>
      <text:p text:style-name="P3"/>
      <text:p text:style-name="P3"/>
      <text:p text:style-name="P3">------------------------------------------------------------------</text:p>
      <text:p text:style-name="P3">/*</text:p>
      <text:p text:style-name="P3"><text:s/>* To change this license header, choose License Headers in Project Properties.</text:p>
      <text:p text:style-name="P3"><text:s/>* To change this template file, choose Tools | Templates</text:p>
      <text:p text:style-name="P3"><text:s/>* and open the template in the editor.</text:p>
      <text:p text:style-name="P3"><text:s/>*/</text:p>
      <text:p text:style-name="P3">package dinning_philosopers;</text:p>
      <text:p text:style-name="P3"><text:s/></text:p>
      <text:p text:style-name="P3">//public class Dinning_philosopers {</text:p>
      <text:p text:style-name="P3"><text:soft-page-break/><text:s/>import java.util.concurrent.Semaphore;</text:p>
      <text:p text:style-name="P3">import java.util.Random;</text:p>
      <text:p text:style-name="P3"/>
      <text:p text:style-name="P3"/>
      <text:p text:style-name="P3">public class Dinning_philosopers extends Thread</text:p>
      <text:p text:style-name="P3">{</text:p>
      <text:p text:style-name="P3"><text:s text:c="4"/>private static final Random rand = new Random();</text:p>
      <text:p text:style-name="P3"><text:s text:c="4"/>private static int event=0;</text:p>
      <text:p text:style-name="P3"><text:s text:c="4"/>final static int N = 5; // five philosophers, five forks</text:p>
      <text:p text:style-name="P3"><text:s text:c="4"/>public static Semaphore[] fork = new Semaphore[N];</text:p>
      <text:p text:style-name="P3"><text:s text:c="4"/>private int oneOnTop = N;</text:p>
      <text:p text:style-name="P3"><text:s/></text:p>
      <text:p text:style-name="P3"><text:s text:c="4"/>private int id; <text:s text:c="17"/></text:p>
      <text:p text:style-name="P3"><text:s text:c="4"/>private Semaphore myFork; <text:s text:c="7"/>// Resource locks</text:p>
      <text:p text:style-name="P3"><text:s text:c="4"/>private Semaphore myNeighborsFork;</text:p>
      <text:p text:style-name="P3"><text:s text:c="4"/>private int meals = 10; <text:s text:c="9"/>// Max meals</text:p>
      <text:p text:style-name="P3"/>
      <text:p text:style-name="P3"><text:s text:c="4"/>private Dinning_philosopers(int me, Semaphore fork, Semaphore fork0) {</text:p>
      <text:p text:style-name="P3"><text:s text:c="8"/>throw new UnsupportedOperationException("Not supported yet."); //To change body of generated methods, choose Tools | Templates.</text:p>
      <text:p text:style-name="P3"><text:s text:c="4"/>}</text:p>
      <text:p text:style-name="P3"><text:s/></text:p>
      <text:p text:style-name="P3"><text:s text:c="4"/>//Constructor: an ID# and two shared resources</text:p>
      <text:p text:style-name="P3"><text:s text:c="4"/>public Philosopher(int i, Semaphore fork1, Semaphore fork2)</text:p>
      <text:p text:style-name="P3"><text:s text:c="4"/>{</text:p>
      <text:p text:style-name="P3"><text:s text:c="8"/>id = i;</text:p>
      <text:p text:style-name="P3"><text:s text:c="8"/>myFork = fork1;</text:p>
      <text:p text:style-name="P3"><text:s text:c="8"/>myNeighborsFork = fork2;</text:p>
      <text:p text:style-name="P3"><text:s text:c="4"/>}</text:p>
      <text:p text:style-name="P3"><text:s/></text:p>
      <text:p text:style-name="P3"><text:s text:c="4"/>private void postMsg(String str) {</text:p>
      <text:p text:style-name="P3"><text:s text:c="8"/>System.out.printf("%d %d. Chopsitcks left: %d. Philosopher <text:s text:c="4"/>%d %s\n",</text:p>
      <text:p text:style-name="P3"><text:s text:c="16"/>System.currentTimeMillis(), ++event, getTopOne(), id, str);</text:p>
      <text:p text:style-name="P3"><text:s text:c="4"/>}</text:p>
      <text:p text:style-name="P3"><text:s/></text:p>
      <text:p text:style-name="P3"><text:s text:c="4"/>//Pause - waits a bit (random fraction of a second)</text:p>
      <text:p text:style-name="P3"><text:s text:c="5"/></text:p>
      <text:p text:style-name="P3"><text:s text:c="4"/>private void pause()</text:p>
      <text:p text:style-name="P3"><text:s text:c="4"/>{</text:p>
      <text:p text:style-name="P3"><text:s text:c="8"/>try</text:p>
      <text:p text:style-name="P3"><text:s text:c="8"/>{</text:p>
      <text:p text:style-name="P3"><text:s text:c="12"/>sleep(rand.nextInt(4000));</text:p>
      <text:p text:style-name="P3"><text:s text:c="8"/>} catch (InterruptedException e){}</text:p>
      <text:p text:style-name="P3"><text:s text:c="4"/>}</text:p>
      <text:p text:style-name="P3"><text:s/></text:p>
      <text:p text:style-name="P3"><text:s text:c="4"/></text:p>
      <text:p text:style-name="P3"><text:s text:c="5"/>//Tell philosopher to think - he waits a bit</text:p>
      <text:p text:style-name="P3"><text:s text:c="5"/></text:p>
      <text:p text:style-name="P3"><text:s text:c="4"/>private void think()</text:p>
      <text:p text:style-name="P3"><text:s text:c="4"/>{</text:p>
      <text:p text:style-name="P3"><text:s text:c="8"/>postMsg("is thinking");</text:p>
      <text:p text:style-name="P3"><text:s text:c="8"/>pause();</text:p>
      <text:p text:style-name="P3"><text:soft-page-break/><text:s text:c="4"/>}</text:p>
      <text:p text:style-name="P3"><text:s text:c="4"/></text:p>
      <text:p text:style-name="P3"><text:s text:c="4"/>private synchronized void takeOne()</text:p>
      <text:p text:style-name="P3"><text:s text:c="4"/>{</text:p>
      <text:p text:style-name="P3"><text:s text:c="8"/>oneOnTop--;</text:p>
      <text:p text:style-name="P3"><text:s text:c="4"/>}</text:p>
      <text:p text:style-name="P3"><text:s text:c="4"/></text:p>
      <text:p text:style-name="P3"><text:s text:c="4"/>private synchronized void putBack()</text:p>
      <text:p text:style-name="P3"><text:s text:c="4"/>{</text:p>
      <text:p text:style-name="P3"><text:s text:c="8"/>oneOnTop++;</text:p>
      <text:p text:style-name="P3"><text:s text:c="4"/>}</text:p>
      <text:p text:style-name="P3"><text:s text:c="4"/></text:p>
      <text:p text:style-name="P3"><text:s text:c="4"/>private synchronized int getTopOne()</text:p>
      <text:p text:style-name="P3"><text:s text:c="4"/>{</text:p>
      <text:p text:style-name="P3"><text:s text:c="8"/>return oneOnTop;</text:p>
      <text:p text:style-name="P3"><text:s text:c="4"/>}</text:p>
      <text:p text:style-name="P3"><text:s/></text:p>
      <text:p text:style-name="P3"><text:s text:c="4"/>/**</text:p>
      <text:p text:style-name="P3"><text:s text:c="5"/>* Tell philosopher to eat. <text:s/>Tries to acquire resources (forks)</text:p>
      <text:p text:style-name="P3"><text:s text:c="5"/>*</text:p>
      <text:p text:style-name="P3"><text:s text:c="5"/>* Possible modification: Doesn't change a state</text:p>
      <text:p text:style-name="P3"><text:s text:c="5"/>* (hungry, starving, etc.) if they can't get a fork</text:p>
      <text:p text:style-name="P3"><text:s text:c="5"/>*</text:p>
      <text:p text:style-name="P3"><text:s text:c="5"/>* Possible modification: could return a boolean indicating success</text:p>
      <text:p text:style-name="P3"><text:s text:c="5"/>*/</text:p>
      <text:p text:style-name="P3"><text:s text:c="4"/>private void trytoeat()</text:p>
      <text:p text:style-name="P3"><text:s text:c="4"/>{</text:p>
      <text:p text:style-name="P3"><text:s text:c="8"/>if (getTopOne() &lt; 2){</text:p>
      <text:p text:style-name="P3"><text:s text:c="12"/>postMsg("is waiting for ennough chopsticks to be on the table");</text:p>
      <text:p text:style-name="P3"><text:s text:c="8"/>} else {</text:p>
      <text:p text:style-name="P3"><text:s text:c="12"/>postMsg("is hungry and is trying to pick up two chopsticks");</text:p>
      <text:p text:style-name="P3"><text:s text:c="8"/>}</text:p>
      <text:p text:style-name="P3"><text:s text:c="8"/>pause();</text:p>
      <text:p text:style-name="P3"><text:s text:c="8"/>try {</text:p>
      <text:p text:style-name="P3"><text:s text:c="12"/>// Semaphore - waits on his own fork if necessary</text:p>
      <text:p text:style-name="P3"><text:s text:c="12"/>takeOne();</text:p>
      <text:p text:style-name="P3"><text:s text:c="12"/>myFork = fork[getTopOne() - 1];</text:p>
      <text:p text:style-name="P3"><text:s text:c="12"/>myFork.acquire();</text:p>
      <text:p text:style-name="P3"><text:s/></text:p>
      <text:p text:style-name="P3"><text:s text:c="12"/>// He's picked up his own fork, now try and grab his neighbor's fork</text:p>
      <text:p text:style-name="P3"><text:s text:c="12"/>// (does not wait)</text:p>
      <text:p text:style-name="P3"><text:s text:c="12"/>takeOne();</text:p>
      <text:p text:style-name="P3"><text:s text:c="12"/>myNeighborsFork = fork[getTopOne() - 1];</text:p>
      <text:p text:style-name="P3"><text:s text:c="12"/>if (!myNeighborsFork.tryAcquire()) {</text:p>
      <text:p text:style-name="P3"><text:s text:c="16"/>// Unsuccessful, guess he's fasting today</text:p>
      <text:p text:style-name="P3"><text:s text:c="16"/>postMsg("&gt;&gt;&gt;&gt; was not able to get a second chopstick");</text:p>
      <text:p text:style-name="P3"><text:s text:c="16"/>return;</text:p>
      <text:p text:style-name="P3"><text:s text:c="12"/>};</text:p>
      <text:p text:style-name="P3"><text:s/></text:p>
      <text:p text:style-name="P3"><text:s text:c="12"/>// Success! begins to eat</text:p>
      <text:p text:style-name="P3"><text:s text:c="12"/>postMsg("picked up two chopsticks and is eating meal #" + (10 - --meals));</text:p>
      <text:p text:style-name="P3"><text:s text:c="12"/>pause();</text:p>
      <text:p text:style-name="P3"><text:soft-page-break/><text:s/></text:p>
      <text:p text:style-name="P3"><text:s text:c="12"/>// Now put down the forks</text:p>
      <text:p text:style-name="P3"><text:s text:c="12"/>postMsg("puts down his chopsticks");</text:p>
      <text:p text:style-name="P3"><text:s text:c="12"/>putBack();</text:p>
      <text:p text:style-name="P3"><text:s text:c="12"/>myNeighborsFork.release();</text:p>
      <text:p text:style-name="P3"><text:s/></text:p>
      <text:p text:style-name="P3"><text:s text:c="8"/>} catch (InterruptedException e) {</text:p>
      <text:p text:style-name="P3"><text:s text:c="12"/>// In case the thread is interrupted</text:p>
      <text:p text:style-name="P3"><text:s text:c="12"/>postMsg("was interrupted while waiting for his fork");</text:p>
      <text:p text:style-name="P3"><text:s text:c="8"/>}</text:p>
      <text:p text:style-name="P3"><text:s text:c="8"/>finally { // always puts his own fork back down</text:p>
      <text:p text:style-name="P3"><text:s text:c="12"/>putBack();</text:p>
      <text:p text:style-name="P3"><text:s text:c="12"/>myFork.release();</text:p>
      <text:p text:style-name="P3"><text:s text:c="8"/>}</text:p>
      <text:p text:style-name="P3"><text:s text:c="4"/>}</text:p>
      <text:p text:style-name="P3"><text:s/></text:p>
      <text:p text:style-name="P3"><text:s text:c="4"/>/**</text:p>
      <text:p text:style-name="P3"><text:s text:c="5"/>* philosophise until all meals are consumed</text:p>
      <text:p text:style-name="P3"><text:s text:c="5"/>*/</text:p>
      <text:p text:style-name="P3"><text:s text:c="4"/>@Override</text:p>
      <text:p text:style-name="P3"><text:s text:c="4"/>public void run()</text:p>
      <text:p text:style-name="P3"><text:s text:c="4"/>{</text:p>
      <text:p text:style-name="P3"><text:s text:c="8"/>while (meals &gt; 0)</text:p>
      <text:p text:style-name="P3"><text:s text:c="8"/>{</text:p>
      <text:p text:style-name="P3"><text:s text:c="12"/>think();</text:p>
      <text:p text:style-name="P3"><text:s text:c="12"/>trytoeat();</text:p>
      <text:p text:style-name="P3"><text:s text:c="8"/>}</text:p>
      <text:p text:style-name="P3"><text:s text:c="4"/>}</text:p>
      <text:p text:style-name="P3"><text:s/></text:p>
      <text:p text:style-name="P3"><text:s text:c="4"/>/**</text:p>
      <text:p text:style-name="P3"><text:s text:c="5"/>* <text:s/>Main program</text:p>
      <text:p text:style-name="P3"><text:s text:c="5"/>* <text:s/>* Create resouces (forks) as semaphores</text:p>
      <text:p text:style-name="P3"><text:s text:c="5"/>* <text:s/>* create philosophers</text:p>
      <text:p text:style-name="P3"><text:s text:c="5"/>* <text:s/>* start philosophers</text:p>
      <text:p text:style-name="P3"><text:s text:c="5"/>* <text:s/>* wait for completion</text:p>
      <text:p text:style-name="P3"><text:s text:c="5"/>*/</text:p>
      <text:p text:style-name="P3"><text:s text:c="4"/>public static void main(String[] args)</text:p>
      <text:p text:style-name="P3"><text:s text:c="4"/>{</text:p>
      <text:p text:style-name="P3"><text:s text:c="8"/>System.out.println("Begin");</text:p>
      <text:p text:style-name="P3"><text:s/></text:p>
      <text:p text:style-name="P3"><text:s text:c="8"/>//final int N = 5; // five philosophers, five forks</text:p>
      <text:p text:style-name="P3"><text:s/></text:p>
      <text:p text:style-name="P3"><text:s text:c="8"/>// Create the forks, 1 fork per philosopher</text:p>
      <text:p text:style-name="P3"><text:s text:c="8"/>//Semaphore[] fork = new Semaphore[N];</text:p>
      <text:p text:style-name="P3"><text:s text:c="8"/>for (int f = 0; f &lt; N; f++) {</text:p>
      <text:p text:style-name="P3"><text:s text:c="12"/>// each fork is a single resource</text:p>
      <text:p text:style-name="P3"><text:s text:c="12"/>fork[f] = new Semaphore(1, true);</text:p>
      <text:p text:style-name="P3"><text:s text:c="8"/>}</text:p>
      <text:p text:style-name="P3"><text:s/></text:p>
      <text:p text:style-name="P3"><text:s text:c="8"/>// Create the philosophers, pass in their forks</text:p>
      <text:p text:style-name="P3"><text:s text:c="8"/>Dinning_philosopers[] philosopher = new Dinning_philosopers[N];</text:p>
      <text:p text:style-name="P3"><text:s text:c="8"/>for (int me = 0; me &lt; N; me++) {</text:p>
      <text:p text:style-name="P3"><text:soft-page-break/><text:s text:c="12"/>// determine my right-hand neighbor's ID</text:p>
      <text:p text:style-name="P3"><text:s text:c="12"/>int myneighbor = me + 1;</text:p>
      <text:p text:style-name="P3"><text:s text:c="12"/>if (myneighbor == N) myneighbor = 0;</text:p>
      <text:p text:style-name="P3"><text:s/></text:p>
      <text:p text:style-name="P3"><text:s text:c="12"/>// Initialize each philosopher (no pun intended)</text:p>
      <text:p text:style-name="P3"><text:s text:c="12"/>philosopher[me] = new Dinning_philosopers(me, fork[me], fork[myneighbor]); </text:p>
      <text:p text:style-name="P3"><text:s text:c="8"/>}</text:p>
      <text:p text:style-name="P3"><text:s/></text:p>
      <text:p text:style-name="P3"><text:s text:c="8"/>// Start the philosophers</text:p>
      <text:p text:style-name="P3"><text:s text:c="8"/>for (int i = 0; i &lt; N; i++) {</text:p>
      <text:p text:style-name="P3"><text:s text:c="14"/>philosopher[i].start();</text:p>
      <text:p text:style-name="P3"><text:s text:c="8"/>}</text:p>
      <text:p text:style-name="P3"><text:s/></text:p>
      <text:p text:style-name="P3"><text:s text:c="8"/>// Wait for them to finish</text:p>
      <text:p text:style-name="P3"><text:s text:c="8"/>for (int i = 0; i &lt; N; i++) {</text:p>
      <text:p text:style-name="P3"><text:s text:c="10"/>try {</text:p>
      <text:p text:style-name="P3"><text:s text:c="12"/>philosopher[i].join();</text:p>
      <text:p text:style-name="P3"><text:s text:c="10"/>} catch(InterruptedException ex) { }</text:p>
      <text:p text:style-name="P3"><text:s text:c="8"/>}</text:p>
      <text:p text:style-name="P3"><text:s/></text:p>
      <text:p text:style-name="P3"><text:s text:c="8"/>// All done</text:p>
      <text:p text:style-name="P3"><text:s text:c="8"/>System.out.println("Done");</text:p>
      <text:p text:style-name="P3"><text:s text:c="4"/>}</text:p>
      <text:p text:style-name="P3">}</text:p>
      <text:p text:style-name="P3"/>
      <text:p text:style-name="P3"/>
      <text:p text:style-name="P3"/>
      <text:p text:style-name="P3"><text:s/>--------------------------------------------------------------</text:p>
      <text:p text:style-name="P3">import java.util.Scanner;</text:p>
      <text:p text:style-name="P3">public class Bankers{</text:p>
      <text:p text:style-name="P3"><text:s text:c="4"/>private int need[][],allocate[][],max[][],avail[][],np,nr;</text:p>
      <text:p text:style-name="P3"/>
      <text:p text:style-name="P3"><text:s text:c="4"/>private void input(){</text:p>
      <text:p text:style-name="P3"><text:s text:c="8"/>Scanner sc=new Scanner(System.in);</text:p>
      <text:p text:style-name="P3"><text:s text:c="8"/>System.out.print("Enter no. of processes and resources : ");</text:p>
      <text:p text:style-name="P3"><text:s text:c="8"/>np=sc.nextInt(); <text:s/>//no. of process</text:p>
      <text:p text:style-name="P3"><text:s text:c="8"/>nr=sc.nextInt(); <text:s/>//no. of resources</text:p>
      <text:p text:style-name="P3"><text:s text:c="8"/>need=new int[np][nr]; <text:s/>//initializing arrays</text:p>
      <text:p text:style-name="P3"><text:s text:c="8"/>max=new int[np][nr];</text:p>
      <text:p text:style-name="P3"><text:s text:c="8"/>allocate=new int[np][nr];</text:p>
      <text:p text:style-name="P3"><text:s text:c="8"/>avail=new int[1][nr];</text:p>
      <text:p text:style-name="P3"/>
      <text:p text:style-name="P3"><text:s text:c="8"/>System.out.println("Enter allocation matrix --&gt;");</text:p>
      <text:p text:style-name="P3"><text:s text:c="8"/>for(int i=0;i&lt;np;i++)</text:p>
      <text:p text:style-name="P3"><text:s text:c="12"/>for(int j=0;j&lt;nr;j++)</text:p>
      <text:p text:style-name="P3"><text:s text:c="16"/>allocate[i][j]=sc.nextInt(); <text:s/>//allocation matrix</text:p>
      <text:p text:style-name="P3"/>
      <text:p text:style-name="P3"><text:s text:c="8"/>System.out.println("Enter max matrix --&gt;");</text:p>
      <text:p text:style-name="P3"><text:s text:c="8"/>for(int i=0;i&lt;np;i++)</text:p>
      <text:p text:style-name="P3"><text:s text:c="12"/>for(int j=0;j&lt;nr;j++)</text:p>
      <text:p text:style-name="P3"><text:s text:c="16"/>max[i][j]=sc.nextInt(); <text:s/>//max matrix</text:p>
      <text:p text:style-name="P3"/>
      <text:p text:style-name="P3"><text:soft-page-break/><text:s text:c="8"/>System.out.println("Enter available matrix --&gt;");</text:p>
      <text:p text:style-name="P3"><text:s text:c="8"/>for(int j=0;j&lt;nr;j++)</text:p>
      <text:p text:style-name="P3"><text:s text:c="12"/>avail[0][j]=sc.nextInt(); <text:s/>//available matrix</text:p>
      <text:p text:style-name="P3"/>
      <text:p text:style-name="P3"><text:s text:c="8"/>sc.close();</text:p>
      <text:p text:style-name="P3"><text:s text:c="4"/>}</text:p>
      <text:p text:style-name="P3"/>
      <text:p text:style-name="P3"><text:s text:c="4"/>private int[][] calc_need(){</text:p>
      <text:p text:style-name="P3"><text:s text:c="8"/>for(int i=0;i&lt;np;i++)</text:p>
      <text:p text:style-name="P3"><text:s text:c="12"/>for(int j=0;j&lt;nr;j++) <text:s/>//calculating need matrix</text:p>
      <text:p text:style-name="P3"><text:s text:c="16"/>need[i][j]=max[i][j]-allocate[i][j];</text:p>
      <text:p text:style-name="P3"/>
      <text:p text:style-name="P3"><text:s text:c="8"/>return need;</text:p>
      <text:p text:style-name="P3"><text:s text:c="4"/>}</text:p>
      <text:p text:style-name="P3"/>
      <text:p text:style-name="P3"><text:s text:c="4"/>private boolean check(int i){</text:p>
      <text:p text:style-name="P3"><text:s text:c="8"/>//checking if all resources for ith process can be allocated</text:p>
      <text:p text:style-name="P3"><text:s text:c="8"/>for(int j=0;j&lt;nr;j++)</text:p>
      <text:p text:style-name="P3"><text:s text:c="12"/>if(avail[0][j]&lt;need[i][j])</text:p>
      <text:p text:style-name="P3"><text:s text:c="16"/>return false;</text:p>
      <text:p text:style-name="P3"/>
      <text:p text:style-name="P3"><text:s text:c="8"/>return true;</text:p>
      <text:p text:style-name="P3"><text:s text:c="4"/>}</text:p>
      <text:p text:style-name="P3"/>
      <text:p text:style-name="P3"><text:s text:c="4"/>public void isSafe(){</text:p>
      <text:p text:style-name="P3"><text:s text:c="8"/>input();</text:p>
      <text:p text:style-name="P3"><text:s text:c="8"/>calc_need();</text:p>
      <text:p text:style-name="P3"><text:s text:c="8"/>boolean done[]=new boolean[np];</text:p>
      <text:p text:style-name="P3"><text:s text:c="8"/>int j=0;</text:p>
      <text:p text:style-name="P3"/>
      <text:p text:style-name="P3"><text:s text:c="8"/>while(j&lt;np){ <text:s/>//until all process allocated</text:p>
      <text:p text:style-name="P3"><text:s text:c="12"/>boolean allocated=false;</text:p>
      <text:p text:style-name="P3"><text:s text:c="12"/>for(int i=0;i&lt;np;i++)</text:p>
      <text:p text:style-name="P3"><text:s text:c="16"/>if(!done[i] &amp;&amp; check(i)){ <text:s/>//trying to allocate</text:p>
      <text:p text:style-name="P3"><text:s text:c="20"/>for(int k=0;k&lt;nr;k++)</text:p>
      <text:p text:style-name="P3"><text:s text:c="24"/>avail[0][k]=avail[0][k]-need[i][k]+max[i][k];</text:p>
      <text:p text:style-name="P3"><text:s text:c="20"/>System.out.println("Allocated process : "+i);</text:p>
      <text:p text:style-name="P3"><text:s text:c="20"/>allocated=done[i]=true;</text:p>
      <text:p text:style-name="P3"><text:s text:c="20"/>j++;</text:p>
      <text:p text:style-name="P3"><text:s text:c="16"/>}</text:p>
      <text:p text:style-name="P3"><text:s text:c="12"/>if(!allocated) break; <text:s/>//if no allocation</text:p>
      <text:p text:style-name="P3"><text:s text:c="8"/>}</text:p>
      <text:p text:style-name="P3"><text:s text:c="8"/>if(j==np) <text:s/>//if all processes are allocated</text:p>
      <text:p text:style-name="P3"><text:s text:c="12"/>System.out.println("\nSafely allocated");</text:p>
      <text:p text:style-name="P3"><text:s text:c="8"/>else</text:p>
      <text:p text:style-name="P3"><text:s text:c="12"/>System.out.println("All proceess cant be allocated safely");</text:p>
      <text:p text:style-name="P3"><text:s text:c="4"/>}</text:p>
      <text:p text:style-name="P3"/>
      <text:p text:style-name="P3"><text:s text:c="4"/>public static void main(String[] args) {</text:p>
      <text:p text:style-name="P3"><text:s text:c="8"/>new Bankers().isSafe();</text:p>
      <text:p text:style-name="P3"><text:s text:c="4"/>}</text:p>
      <text:p text:style-name="P3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00:40:44.752246574</meta:creation-date>
    <dc:date>2019-12-20T00:55:59.050094857</dc:date>
    <meta:editing-duration>PT5M4S</meta:editing-duration>
    <meta:editing-cycles>1</meta:editing-cycles>
    <meta:document-statistic meta:table-count="0" meta:image-count="0" meta:object-count="0" meta:page-count="9" meta:paragraph-count="389" meta:word-count="1218" meta:character-count="12341" meta:non-whitespace-character-count="8466"/>
    <meta:generator>LibreOffice/6.0.7.3$Linux_X86_64 LibreOffice_project/00m0$Build-3</meta:generator>
  </office:meta>
</office:document-meta>
</file>